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SessionTests.addAttributesWithNullKey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WebSocketSessionTests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WebSocketSessionTests.getPrincipal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SessionTests.getPrincipalWith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WebSocketSessionTests.getPrincipalWithNa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